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1000004100000013040335465FB2C64CA.png" manifest:media-type="image/png"/>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10000001B02895C59A85AF3D61.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4100000013025B1A77BB534FDDB.png" manifest:media-type="image/png"/>
  <manifest:file-entry manifest:full-path="Pictures/1000000100000410000001B01B267851F443E76E.png" manifest:media-type="image/png"/>
  <manifest:file-entry manifest:full-path="Pictures/1000000100000410000001B0317F50AEEC759F57.png" manifest:media-type="image/png"/>
  <manifest:file-entry manifest:full-path="Pictures/10000001000000600000006034B13194D1BDC9C3.png" manifest:media-type="image/png"/>
  <manifest:file-entry manifest:full-path="Pictures/1000000100000410000001304AADB6020E3A0F70.png" manifest:media-type="image/png"/>
  <manifest:file-entry manifest:full-path="Pictures/100000010000045600000130F9938DD93ED91462.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Pictures/10000001000004100000020A91AD1C9ABD1B3CA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19"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1"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3" style:family="graphic" style:parent-style-name="Standard_5f_5">
      <style:graphic-properties draw:stroke="none" draw:fill-color="#ff5429" draw:textarea-horizontal-align="justify" draw:textarea-vertical-align="middle" draw:auto-grow-height="false" fo:min-height="4.459cm" fo:min-width="0.32cm"/>
    </style:style>
    <style:style style:name="gr24" style:family="graphic" style:parent-style-name="Standard_5f_5">
      <style:graphic-properties draw:stroke="none" draw:fill-color="#3465a4" draw:textarea-horizontal-align="justify" draw:textarea-vertical-align="middle" draw:auto-grow-height="false" fo:min-height="8.245cm" fo:min-width="0cm"/>
    </style:style>
    <style:style style:name="gr25" style:family="graphic" style:parent-style-name="standard">
      <style:graphic-properties draw:stroke="none" draw:fill-color="#ffff6d" draw:textarea-horizontal-align="justify" draw:textarea-vertical-align="middle" draw:auto-grow-height="false" fo:min-height="4.459cm" fo:min-width="0.257cm"/>
    </style:style>
    <style:style style:name="gr26"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257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1.448cm" fo:min-width="1.198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34cm"/>
      <style:paragraph-properties style:writing-mode="lr-tb"/>
    </style:style>
    <style:style style:name="gr38" style:family="graphic" style:parent-style-name="standard">
      <style:graphic-properties draw:stroke="none" draw:fill-color="#8e86ae" draw:textarea-horizontal-align="justify" draw:textarea-vertical-align="middle" draw:auto-grow-height="false" fo:min-height="4.459cm" fo:min-width="0.257cm"/>
    </style:style>
    <style:style style:name="gr39" style:family="graphic" style:parent-style-name="standard">
      <style:graphic-properties draw:stroke="none" draw:fill-color="#47ff00" draw:textarea-horizontal-align="justify" draw:textarea-vertical-align="middle" draw:auto-grow-height="false" fo:min-height="4.459cm" fo:min-width="0.357cm"/>
    </style:style>
    <style:style style:name="gr40"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1" style:family="graphic" style:parent-style-name="standard">
      <style:graphic-properties draw:stroke="none" draw:fill-color="#ff7b59" draw:textarea-horizontal-align="justify" draw:textarea-vertical-align="middle" draw:auto-grow-height="false" fo:min-height="4.459cm" fo:min-width="0.257cm"/>
    </style:style>
    <style:style style:name="gr42"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notes" style:list-style-name="L1">
      <style:graphic-properties draw:fill-color="#ffffff" draw:auto-grow-height="true" fo:min-height="13.36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notes" style:list-style-name="L1">
      <style:graphic-properties draw:fill-color="#ffffff" draw:auto-grow-height="true" fo:min-height="13.365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03cm"/>
      <style:paragraph-properties style:writing-mode="lr-tb"/>
    </style:style>
    <style:style style:name="pr39" style:family="presentation" style:parent-style-name="Default-outline1" style:list-style-name="L4">
      <style:graphic-properties draw:fit-to-size="false" style:shrink-to-fit="false"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0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list-style-name="L1">
      <style:graphic-properties draw:textarea-vertical-align="top" fo:min-height="1.373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title" style:list-style-name="L1">
      <style:graphic-properties draw:textarea-vertical-align="top" fo:min-height="1.267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title" style:list-style-name="L1">
      <style:graphic-properties draw:textarea-vertical-align="top" fo:min-height="1.267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list-style-name="L1">
      <style:graphic-properties draw:textarea-vertical-align="top" fo:min-height="1.303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0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03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title" style:list-style-name="L1">
      <style:graphic-properties draw:textarea-vertical-align="top" fo:min-height="1.373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title" style:list-style-name="L1">
      <style:graphic-properties draw:textarea-vertical-align="top" fo:min-height="1.373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title" style:list-style-name="L1">
      <style:graphic-properties draw:textarea-vertical-align="top" fo:min-height="1.373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outline1" style:list-style-name="L4">
      <style:graphic-properties draw:fit-to-size="false" style:shrink-to-fit="false"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title" style:list-style-name="L1">
      <style:graphic-properties draw:textarea-vertical-align="top" fo:min-height="1.373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outline1" style:list-style-name="L4">
      <style:graphic-properties fo:min-height="11.929cm"/>
      <style:paragraph-properties style:writing-mode="lr-tb"/>
    </style:style>
    <style:style style:name="pr91" style:family="presentation" style:parent-style-name="Default-subtitle">
      <style:graphic-properties draw:fill-color="#ffffff" fo:min-height="12.191cm"/>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center"/>
    </style:style>
    <style:style style:name="P25"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a1467e"/>
      <style:paragraph-properties fo:text-align="center"/>
      <style:text-properties fo:language="fr" fo:country="FR"/>
    </style:style>
    <style:style style:name="P28" style:family="paragraph">
      <loext:graphic-properties draw:fill="none"/>
      <style:paragraph-properties fo:text-align="center" style:writing-mode="lr-tb"/>
    </style:style>
    <style:style style:name="P29" style:family="paragraph">
      <style:paragraph-properties fo:margin-left="0cm" fo:margin-right="0cm" fo:margin-top="0.497cm" fo:margin-bottom="0cm" fo:text-align="center" fo:text-indent="0cm"/>
    </style:style>
    <style:style style:name="P30"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text-align="center" style:writing-mode="lr-tb"/>
    </style:style>
    <style:style style:name="P32" style:family="paragraph">
      <loext:graphic-properties draw:fill="none"/>
      <style:paragraph-properties fo:text-align="center"/>
    </style:style>
    <style:style style:name="P33" style:family="paragraph">
      <style:paragraph-properties fo:margin-left="0cm" fo:margin-right="0cm" fo:margin-top="0.497cm" fo:margin-bottom="0cm" fo:text-align="end"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loext:graphic-properties draw:fill-color="#ff5429"/>
      <style:paragraph-properties fo:text-align="center"/>
      <style:text-properties fo:language="fr" fo:country="FR"/>
    </style:style>
    <style:style style:name="P36" style:family="paragraph">
      <style:paragraph-properties fo:text-align="start" style:writing-mode="lr-tb"/>
      <style:text-properties fo:font-size="28pt" fo:language="fr" fo:country="FR" fo:font-weight="bold" style:font-size-asian="28pt" style:font-size-complex="28pt"/>
    </style:style>
    <style:style style:name="P37" style:family="paragraph">
      <loext:graphic-properties draw:fill-color="#3465a4"/>
      <style:paragraph-properties fo:text-align="center"/>
      <style:text-properties fo:language="fr" fo:country="FR"/>
    </style:style>
    <style:style style:name="P38" style:family="paragraph">
      <style:paragraph-properties fo:margin-left="0cm" fo:margin-right="0cm" fo:margin-top="0.497cm" fo:margin-bottom="0cm" fo:text-align="start" fo:text-indent="0cm">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ff6d"/>
      <style:paragraph-properties fo:text-align="center"/>
      <style:text-properties fo:language="fr" fo:country="FR"/>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3"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4" style:family="paragraph">
      <style:paragraph-properties fo:margin-left="0cm" fo:margin-right="0cm" fo:margin-top="0.297cm" fo:margin-bottom="0cm" fo:text-align="start" fo:text-indent="0cm">
        <style:tab-stops/>
      </style:paragraph-properties>
    </style:style>
    <style:style style:name="P45"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6" style:family="paragraph">
      <loext:graphic-properties draw:fill-color="#ff1493"/>
      <style:paragraph-properties fo:text-align="center"/>
      <style:text-properties fo:language="fr" fo:country="FR"/>
    </style:style>
    <style:style style:name="P47" style:family="paragraph">
      <loext:graphic-properties draw:fill="none"/>
      <style:paragraph-properties fo:text-align="center" style:writing-mode="lr-tb"/>
      <style:text-properties fo:font-size="13.3999996185303pt" fo:language="fr" fo:country="FR"/>
    </style:style>
    <style:style style:name="P48" style:family="paragraph">
      <loext:graphic-properties draw:fill-color="#ff3838"/>
      <style:paragraph-properties fo:text-align="center"/>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1" style:family="paragraph">
      <style:paragraph-properties fo:text-align="start">
        <style:tab-stops/>
      </style:paragraph-properties>
    </style:style>
    <style:style style:name="P52" style:family="paragraph">
      <loext:graphic-properties draw:fill-color="#8e86ae"/>
      <style:paragraph-properties fo:text-align="center"/>
      <style:text-properties fo:language="fr" fo:country="FR"/>
    </style:style>
    <style:style style:name="P53" style:family="paragraph">
      <loext:graphic-properties draw:fill-color="#47ff00"/>
      <style:paragraph-properties fo:text-align="center"/>
      <style:text-properties fo:language="fr" fo:country="FR"/>
    </style:style>
    <style:style style:name="P54" style:family="paragraph">
      <loext:graphic-properties draw:fill-color="#ff7b59"/>
      <style:paragraph-properties fo:text-align="center"/>
      <style:text-properties fo:language="fr" fo:country="FR"/>
    </style:style>
    <style:style style:name="P55" style:family="paragraph">
      <loext:graphic-properties draw:fill-color="#ffffff"/>
      <style:paragraph-properties style:writing-mode="lr-tb"/>
      <style:text-properties fo:font-size="24pt" fo:language="fr" fo:country="FR" fo:font-weight="bold" style:font-weight-asian="bold" style:font-weight-complex="bold"/>
    </style:style>
    <style:style style:name="P5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language="fr" fo:country="FR"/>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2pt" fo:language="fr" fo:country="FR" fo:font-weight="normal" style:font-size-asian="32pt" style:font-weight-asian="normal" style:font-size-complex="32pt" style:font-weight-complex="normal"/>
    </style:style>
    <style:style style:name="T11" style:family="text">
      <style:text-properties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style:font-size-asian="12pt" style:font-size-complex="12pt"/>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color="#ffffff" loext:opacity="100%" fo:font-size="22pt" fo:font-weight="bold" style:font-size-asian="22pt" style:font-weight-asian="bold" style:font-size-complex="22pt" style:font-weight-complex="bold"/>
    </style:style>
    <style:style style:name="T15"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6" style:family="text">
      <style:text-properties fo:color="#ffffff" loext:opacity="100%" fo:font-size="20pt" fo:language="fr" fo:country="FR" fo:font-weight="normal" style:font-size-asian="20pt" style:font-weight-asian="normal" style:font-size-complex="20pt" style:font-weight-complex="normal"/>
    </style:style>
    <style:style style:name="T17" style:family="text">
      <style:text-properties fo:color="#ffffff" loext:opacity="100%" fo:font-size="18pt" fo:language="fr" fo:country="FR" fo:font-weight="normal" style:font-size-asian="18pt" style:font-weight-asian="normal" style:font-size-complex="18pt" style:font-weight-complex="normal"/>
    </style:style>
    <style:style style:name="T18"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font-size="28pt" fo:language="fr" fo:country="FR" fo:font-weight="bold" style:font-size-asian="28pt" style:font-size-complex="28pt"/>
    </style:style>
    <style:style style:name="T20" style:family="text">
      <style:text-properties fo:font-size="28pt" fo:language="fr" fo:country="FR" fo:font-weight="normal" style:font-size-asian="28pt" style:font-weight-asian="normal" style:font-size-complex="28pt" style:font-weight-complex="normal"/>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 style:family="text">
      <style:text-properties fo:color="#ffffff" loext:opacity="100%" fo:font-size="18pt" fo:language="fr" fo:country="FR" fo:font-weight="bold" style:font-size-asian="18pt" style:font-weight-asian="bold" style:font-size-complex="18pt" style:font-weight-complex="bold"/>
    </style:style>
    <style:style style:name="T25" style:family="text">
      <style:text-properties fo:font-size="20pt" fo:language="fr" fo:country="FR"/>
    </style:style>
    <style:style style:name="T26" style:family="text">
      <style:text-properties fo:color="#eeeeee" loext:opacity="100%" fo:font-size="13.3999996185303pt" style:text-underline-style="solid" style:text-underline-width="auto" style:text-und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color="#ffffff" loext:opacity="100%" fo:font-size="32pt" fo:language="fr" fo:country="FR" fo:font-weight="bold" style:font-size-asian="32pt" style:font-weight-asian="bold" style:font-size-complex="32pt" style:font-weight-complex="bold"/>
    </style:style>
    <style:style style:name="T30" style:family="text">
      <style:text-properties fo:font-size="18pt" fo:language="fr" fo:country="FR" fo:font-weight="bold" style:font-weight-asian="bold" style:font-weight-complex="bold"/>
    </style:style>
    <style:style style:name="T31" style:family="text">
      <style:text-properties fo:font-size="18pt" fo:language="fr" fo:country="FR"/>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18pt" fo:language="fr" fo:country="FR" fo:font-weight="normal" style:font-weight-asian="normal" style:font-weight-complex="normal"/>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2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27cm 15.76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9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draw:frame presentation:style-name="pr5"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6"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9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draw:frame presentation:style-name="pr7"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9">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0" draw:text-style-name="P13" draw:layer="layout" svg:width="26.06cm" svg:height="10.304cm" svg:x="1.37cm" svg:y="2.296cm" presentation:class="outline" presentation:user-transformed="true">
          <draw:text-box>
            <text:list text:style-name="L2">
              <text:list-item>
                <text:p text:style-name="P12"><text:span text:style-name="T10">Abrégé en e2e</text:span></text:p>
              </text:list-item>
              <text:list-item>
                <text:p text:style-name="P12"><text:span text:style-name="T10">Simule le comportement d’un utilisateur pour une action spécifique avec toutes les étapes</text:span></text:p>
                <text:list>
                  <text:list-item>
                    <text:p text:style-name="P7"><text:span text:style-name="T10">Ex : connexion à l’achat d’un produit</text:span></text:p>
                  </text:list-item>
                </text:list>
              </text:list-item>
              <text:list-item>
                <text:p text:style-name="P7"><text:span text:style-name="T10">Plus complet qu’un test unitaire ou test d’intégration</text:span></text:p>
                <text:p text:style-name="P7"><text:span text:style-name="T10"/></text:p>
              </text:list-item>
            </text:list>
          </draw:text-box>
        </draw:frame>
        <draw:frame draw:style-name="gr13" draw:text-style-name="P20" draw:layer="layout" svg:width="25.147cm" svg:height="1.433cm" svg:x="1.016cm" svg:y="13.906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1" draw:text-style-name="P13" draw:layer="layout" svg:width="26.06cm" svg:height="10.304cm" svg:x="1.37cm" svg:y="2.296cm" presentation:class="outline" presentation:user-transformed="true">
          <draw:text-box>
            <text:list text:style-name="L2">
              <text:list-item>
                <text:p text:style-name="P12"><text:span text:style-name="T10">Possibilité infinie → Priorisation à établir</text:span></text:p>
                <text:list>
                  <text:list-item>
                    <text:p text:style-name="P7"><text:span text:style-name="T10">Définition de scénarios de tests</text:span></text:p>
                  </text:list-item>
                </text:list>
              </text:list-item>
              <text:list-item>
                <text:p text:style-name="P12"><text:span text:style-name="T10">Géré aussi bien par les développeurs que la QA</text:span></text:p>
              </text:list-item>
              <text:list-item>
                <text:p text:style-name="P12"><text:span text:style-name="T10">Plus récent que les tests unitaires</text:span></text:p>
              </text:list-item>
              <text:list-item>
                <text:p text:style-name="P12"><text:span text:style-name="T10">Existe dans quasiment tous les langages</text:span></text:p>
                <text:p text:style-name="P12"><text:span text:style-name="T10"/></text:p>
              </text:list-item>
            </text:list>
          </draw:text-box>
        </draw:frame>
        <presentation:notes draw:style-name="dp2">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Rôle de QA</text:span></text:p>
          </draw:text-box>
        </draw:frame>
        <draw:frame presentation:style-name="pr13"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draw:frame presentation:style-name="pr1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T. vs test e2e</text:span></text:p>
          </draw:text-box>
        </draw:frame>
        <draw:frame draw:style-name="standard" draw:layer="layout" svg:width="14.098cm" svg:height="9.998cm" svg:x="7.105cm" svg:y="2.871cm">
          <table:table table:template-name="bw" table:use-first-row-styles="true" table:use-banding-rows-styles="true">
            <table:table-column table:style-name="co1"/>
            <table:table-column table:style-name="co2"/>
            <table:table-row table:style-name="ro1" table:default-cell-style-name="ce1">
              <table:table-cell>
                <text:p text:style-name="P24"><text:span text:style-name="T14">Test unitaire</text:span></text:p>
              </table:table-cell>
              <table:table-cell>
                <text:p text:style-name="P25"><text:span text:style-name="T14">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text:p>
              </table:table-cell>
            </table:table-row>
            <table:table-row table:style-name="ro2" table:default-cell-style-name="bw1">
              <table:table-cell/>
              <table:table-cell/>
            </table:table-row>
          </table:table>
          <draw:image xlink:href="Pictures/TablePreview1.svm" xlink:type="simple" xlink:show="embed" xlink:actuate="onLoad"/>
        </draw:frame>
        <presentation:notes draw:style-name="dp2">
          <draw:page-thumbnail draw:style-name="gr5" draw:layer="layout" svg:width="13.586cm" svg:height="11.136cm" svg:x="3.703cm" svg:y="2.252cm" draw:page-number="9" presentation:class="page"/>
          <draw:frame presentation:style-name="pr1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5">Outil de e2e test permettant de contrôler un navigateur</text:span></text:p>
              </text:list-item>
              <text:list-item>
                <text:p text:style-name="P12"><text:span text:style-name="T15">Fonctionne avec n’importe quelle typologie de projet web (vanilla js, react, vue…)</text:span></text:p>
              </text:list-item>
              <text:list-item>
                <text:p text:style-name="P12"><text:span text:style-name="T15">Gratuit et Open Source</text:span></text:p>
              </text:list-item>
              <text:list-item>
                <text:p text:style-name="P12"><text:span text:style-name="T15">Populaire</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7" draw:text-style-name="P13" draw:layer="layout" svg:width="26.06cm" svg:height="11.304cm" svg:x="1.37cm" svg:y="2.296cm" presentation:class="outline" presentation:user-transformed="true">
          <draw:text-box>
            <text:list text:style-name="L2">
              <text:list-item>
                <text:p text:style-name="P12"><text:span text:style-name="T15">Installation avec npm</text:span></text:p>
                <text:list>
                  <text:list-item>
                    <text:p text:style-name="P7"><text:span text:style-name="T15">npm install -D cypress</text:span></text:p>
                  </text:list-item>
                  <text:list-item>
                    <text:p text:style-name="P7"><text:span text:style-name="T15">Dans un environnement de développement</text:span></text:p>
                  </text:list-item>
                </text:list>
              </text:list-item>
              <text:list-item>
                <text:p text:style-name="P7"><text:span text:style-name="T15">Fonctionne avec le logiciel du même nom</text:span></text:p>
                <text:list>
                  <text:list-item>
                    <text:p text:style-name="P7"><text:span text:style-name="T15">Installé lors de l’installation de cypress via npm</text:span></text:p>
                  </text:list-item>
                </text:list>
              </text:list-item>
              <text:list-item>
                <text:p text:style-name="P7"><text:span text:style-name="T15">Utilise le langage de programmation javascript</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draw:style-name="gr2" draw:text-style-name="P28" draw:layer="layout" svg:width="16.632cm" svg:height="11.12cm" svg:x="5.684cm" svg:y="1.48cm">
          <draw:image xlink:href="Pictures/10000000000004A200000319C0B3178A9CA67DF3.jpg" xlink:type="simple" xlink:show="embed" xlink:actuate="onLoad" draw:mime-type="image/jpeg">
            <text:p/>
          </draw:image>
        </draw:frame>
        <draw:frame presentation:style-name="pr18" draw:text-style-name="P30" draw:layer="layout" svg:width="16.6cm" svg:height="1cm" svg:x="5.6cm" svg:y="12.7cm" presentation:class="outline" presentation:user-transformed="true">
          <draw:text-box>
            <text:p text:style-name="P29"><text:span text:style-name="T16">Ecran d’accueil de cypress (ici rien n’est configuré)</text:span></text:p>
          </draw:text-box>
        </draw:frame>
        <draw:custom-shape draw:style-name="gr18" draw:text-style-name="P28" draw:layer="layout" svg:width="5cm" svg:height="4.8cm" svg:x="8.8cm" svg:y="5.2cm">
          <text:p text:style-name="P31"><text:s/></text:p>
          <draw:enhanced-geometry svg:viewBox="0 0 21600 21600" draw:type="rectangle" draw:enhanced-path="M 0 0 L 21600 0 21600 21600 0 21600 0 0 Z N"/>
        </draw:custom-shape>
        <draw:line draw:style-name="gr19" draw:text-style-name="P32" draw:layer="layout" svg:x1="8.8cm" svg:y1="5.2cm" svg:x2="5cm" svg:y2="5.2cm">
          <text:p/>
        </draw:line>
        <draw:frame presentation:style-name="pr19" draw:text-style-name="P30" draw:layer="layout" svg:width="5.1cm" svg:height="1cm" svg:x="0.4cm" svg:y="5.2cm" presentation:class="outline" presentation:user-transformed="true">
          <draw:text-box>
            <text:p text:style-name="P33"><text:span text:style-name="T16">Choississez E2E Testing</text:span></text:p>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0" draw:text-style-name="P30" draw:layer="layout" svg:width="16.6cm" svg:height="1cm" svg:x="5.6cm" svg:y="12.7cm" presentation:class="outline" presentation:user-transformed="true">
          <draw:text-box>
            <text:p text:style-name="P29"><text:span text:style-name="T16">Ecran de tests (ici aucun test n’a encore été écrit)</text:span></text:p>
          </draw:text-box>
        </draw:frame>
        <draw:frame draw:style-name="gr2" draw:text-style-name="P32" draw:layer="layout" svg:width="17cm" svg:height="10.72cm" svg:x="5.5cm" svg:y="1.8cm">
          <draw:image xlink:href="Pictures/10000000000004F600000321912BEE3C11BFCE14.jpg" xlink:type="simple" xlink:show="embed" xlink:actuate="onLoad" draw:mime-type="image/jpeg">
            <text:p/>
          </draw:image>
        </draw:frame>
        <draw:custom-shape draw:style-name="gr20" draw:text-style-name="P28" draw:layer="layout" svg:width="4.2cm" svg:height="3.5cm" svg:x="15.8cm" svg:y="6cm">
          <text:p text:style-name="P31"><text:s/></text:p>
          <draw:enhanced-geometry svg:viewBox="0 0 21600 21600" draw:type="rectangle" draw:enhanced-path="M 0 0 L 21600 0 21600 21600 0 21600 0 0 Z N"/>
        </draw:custom-shape>
        <draw:line draw:style-name="gr19" draw:text-style-name="P32" draw:layer="layout" svg:x1="23.8cm" svg:y1="6cm" svg:x2="20cm" svg:y2="6cm">
          <text:p/>
        </draw:line>
        <draw:frame presentation:style-name="pr21" draw:text-style-name="P30" draw:layer="layout" svg:width="5cm" svg:height="1cm" svg:x="22.6cm" svg:y="6cm" presentation:class="outline" presentation:user-transformed="true">
          <draw:text-box>
            <text:p text:style-name="P12"><text:span text:style-name="T16">Créez votre premier test </text:span></text:p>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2" draw:text-style-name="P30" draw:layer="layout" svg:width="16.6cm" svg:height="1cm" svg:x="5.6cm" svg:y="11.92cm" presentation:class="outline" presentation:user-transformed="true">
          <draw:text-box>
            <text:p text:style-name="P29"><text:span text:style-name="T16">Ecran d’exécution de tests</text:span></text:p>
          </draw:text-box>
        </draw:frame>
        <draw:frame draw:style-name="gr2" draw:text-style-name="P32" draw:layer="layout" svg:width="17cm" svg:height="10.72cm" svg:x="5.5cm" svg:y="1.2cm">
          <draw:image xlink:href="Pictures/10000000000004F6000003212FC3DCBB1B0BA431.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32" draw:layer="layout" svg:width="19.1cm" svg:height="12.044cm" svg:x="4.45cm" svg:y="1.2cm">
          <draw:image xlink:href="Pictures/10000000000004F6000003212FC3DCBB1B0BA431.jpg" xlink:type="simple" xlink:show="embed" xlink:actuate="onLoad" draw:mime-type="image/jpeg">
            <text:p/>
          </draw:image>
        </draw:frame>
        <draw:custom-shape draw:style-name="gr21" draw:text-style-name="P32" draw:layer="layout" svg:width="6.2cm" svg:height="12.8cm" svg:x="4.2cm" svg:y="0.8cm">
          <text:p/>
          <draw:enhanced-geometry svg:viewBox="0 0 21600 21600" draw:type="rectangle" draw:enhanced-path="M 0 0 L 21600 0 21600 21600 0 21600 0 0 Z N"/>
        </draw:custom-shape>
        <draw:custom-shape draw:style-name="gr22" draw:text-style-name="P32" draw:layer="layout" svg:width="13.2cm" svg:height="12.8cm" svg:x="10.6cm" svg:y="0.8cm">
          <text:p/>
          <draw:enhanced-geometry svg:viewBox="0 0 21600 21600" draw:type="rectangle" draw:enhanced-path="M 0 0 L 21600 0 21600 21600 0 21600 0 0 Z N"/>
        </draw:custom-shape>
        <draw:frame presentation:style-name="pr23" draw:text-style-name="P34" draw:layer="layout" svg:width="13.2cm" svg:height="1cm" svg:x="10.6cm" svg:y="13.6cm" presentation:class="outline" presentation:user-transformed="true">
          <draw:text-box>
            <text:p text:style-name="P29"><text:span text:style-name="T17">Application</text:span></text:p>
          </draw:text-box>
        </draw:frame>
        <draw:frame presentation:style-name="pr24" draw:text-style-name="P30" draw:layer="layout" svg:width="5.8cm" svg:height="1cm" svg:x="4.4cm" svg:y="13.6cm" presentation:class="outline" presentation:user-transformed="true">
          <draw:text-box>
            <text:p text:style-name="P29"><text:span text:style-name="T16">Liste de commandes</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5" draw:text-style-name="P13" draw:layer="layout" svg:width="26.06cm" svg:height="11.304cm" svg:x="1.37cm" svg:y="2.296cm" presentation:class="outline" presentation:user-transformed="true">
          <draw:text-box>
            <text:list text:style-name="L2">
              <text:list-item>
                <text:p text:style-name="P12"><text:span text:style-name="T15">Une documentation détaillée (en anglais)</text:span></text:p>
              </text:list-item>
              <text:list-item>
                <text:p text:style-name="P12"><text:span text:style-name="T15">Pointilleux dans sa structure de travail</text:span></text:p>
                <text:list>
                  <text:list-item>
                    <text:p text:style-name="P7"><text:span text:style-name="T15">Tous vos tests doivent être dans le dossier cypress/ (crée à la racine de votre projet) et avoir une extension en ".cy.js"</text:span></text:p>
                  </text:list-item>
                </text:list>
              </text:list-item>
              <text:list-item>
                <text:p text:style-name="P7"><text:span text:style-name="T15">Permet de remonter l’exécution des actions</text:span></text:p>
                <text:list>
                  <text:list-item>
                    <text:p text:style-name="P7"><text:span text:style-name="T15">Idéal pour le debug</text:span></text:p>
                  </text:list-item>
                </text:list>
                <text:p text:style-name="P7"><text:span text:style-name="T15"/></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6" draw:text-style-name="P13" draw:layer="layout" svg:width="26.06cm" svg:height="11.304cm" svg:x="1.37cm" svg:y="2.296cm" presentation:class="outline" presentation:user-transformed="true">
          <draw:text-box>
            <text:list text:style-name="L2">
              <text:list-item>
                <text:p text:style-name="P12"><text:span text:style-name="T18">Ne permet pas nativement de gérer plusieurs domaines dans le même test</text:span></text:p>
                <text:list>
                  <text:list-item>
                    <text:p text:style-name="P7"><text:span text:style-name="T15">Un test = un site (par défaut)</text:span></text:p>
                  </text:list-item>
                </text:list>
              </text:list-item>
              <text:list-item>
                <text:p text:style-name="P12"><text:span text:style-name="T15">Extensible via des plugins</text:span></text:p>
                <text:list>
                  <text:list-item>
                    <text:p text:style-name="P7"><text:span text:style-name="T15">Possibilité de créer ses propres extensions</text:span></text:p>
                  </text:list-item>
                </text:list>
              </text:list-item>
              <text:list-item>
                <text:p text:style-name="P7"><text:span text:style-name="T15">Réutilise certaines fonctions vues avec Jest</text:span></text:p>
                <text:list>
                  <text:list-item>
                    <text:p text:style-name="P7"><text:span text:style-name="T15">describe(), test()</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7" draw:text-style-name="P13" draw:layer="layout" svg:width="26.06cm" svg:height="11.304cm" svg:x="1.37cm" svg:y="2.296cm" presentation:class="outline" presentation:user-transformed="true">
          <draw:text-box>
            <text:list text:style-name="L2">
              <text:list-item>
                <text:p text:style-name="P12"><text:span text:style-name="T15">Gère quasiment toutes les actions que vous pouvez faire vous-même en tant qu’utilisateur :</text:span></text:p>
                <text:list>
                  <text:list-item>
                    <text:p text:style-name="P7"><text:span text:style-name="T15">Click</text:span></text:p>
                  </text:list-item>
                  <text:list-item>
                    <text:p text:style-name="P7"><text:span text:style-name="T15">Survol </text:span></text:p>
                  </text:list-item>
                  <text:list-item>
                    <text:p text:style-name="P7"><text:span text:style-name="T15">Entrée de données dans champ de texte</text:span></text:p>
                  </text:list-item>
                  <text:list-item>
                    <text:p text:style-name="P7"><text:span text:style-name="T15">Upload de média</text:span></text:p>
                  </text:list-item>
                  <text:list-item>
                    <text:p text:style-name="P7"><text:span text:style-name="T15">Accéder à un site (important pour commencer)</text:span></text:p>
                  </text:list-item>
                  <text:list-item>
                    <text:p text:style-name="P7"><text:span text:style-name="T15">...</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9"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1)</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39" draw:layer="layout" svg:width="26.06cm" svg:height="9.904cm" svg:x="1.36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5">Syntaxe haut niveau</text:span></text:p>
                <text:list>
                  <text:list-item>
                    <text:p text:style-name="P7"><text:span text:style-name="T15">Le nom des méthodes est proche d’une phrase</text:span></text:p>
                  </text:list-item>
                </text:list>
              </text:list-item>
            </text:list>
          </draw:text-box>
        </draw:frame>
        <draw:frame draw:style-name="gr2" draw:text-style-name="P32" draw:layer="layout" svg:width="22.316cm" svg:height="6.522cm" svg:x="2.842cm" svg:y="5.278cm">
          <draw:image xlink:href="Pictures/100000010000041000000130B83E123DC237DB14.png" xlink:type="simple" xlink:show="embed" xlink:actuate="onLoad" draw:mime-type="image/png">
            <text:p/>
          </draw:image>
        </draw:frame>
        <draw:frame presentation:style-name="pr31" draw:text-style-name="P34" draw:layer="layout" svg:width="22.4cm" svg:height="1cm" svg:x="2.8cm" svg:y="12cm" presentation:class="outline" presentation:user-transformed="true">
          <draw:text-box>
            <text:p text:style-name="P29"><text:span text:style-name="T23">On récupère toutes les</text:span><text:span text:style-name="T24"> </text:span><text:span text:style-name="T17">balises &lt;a&gt; trouvées sur la page</text:span></text:p>
          </draw:text-box>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2" draw:text-style-name="P13" draw:layer="layout" svg:width="26.06cm" svg:height="4.304cm" svg:x="1.37cm" svg:y="2.296cm" presentation:class="outline" presentation:user-transformed="true">
          <draw:text-box>
            <text:list text:style-name="L2">
              <text:list-item>
                <text:p text:style-name="P12"><text:span text:style-name="T15">Possibilité d’enchaîner les instructions</text:span></text:p>
              </text:list-item>
            </text:list>
          </draw:text-box>
        </draw:frame>
        <draw:frame presentation:style-name="pr33" draw:text-style-name="P34" draw:layer="layout" svg:width="24.8cm" svg:height="1cm" svg:x="1.6cm" svg:y="12cm" presentation:class="outline" presentation:user-transformed="true">
          <draw:text-box>
            <text:p text:style-name="P29"><text:span text:style-name="T23">On récupère la </text:span><text:span text:style-name="T24">seule </text:span><text:span text:style-name="T17">balise &lt;a&gt; trouvée dans la page dans la page puis on clique dessus</text:span></text:p>
          </draw:text-box>
        </draw:frame>
        <draw:frame draw:style-name="gr2" draw:text-style-name="P32" draw:layer="layout" svg:width="24.779cm" svg:height="7.242cm" svg:x="1.611cm" svg:y="4.558cm">
          <draw:image xlink:href="Pictures/10000001000004100000013040335465FB2C64CA.png" xlink:type="simple" xlink:show="embed" xlink:actuate="onLoad" draw:mime-type="image/png">
            <text:p/>
          </draw:image>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4" draw:text-style-name="P13" draw:layer="layout" svg:width="26.06cm" svg:height="4.304cm" svg:x="1.37cm" svg:y="2.296cm" presentation:class="outline" presentation:user-transformed="true">
          <draw:text-box>
            <text:list text:style-name="L2">
              <text:list-item>
                <text:p text:style-name="P12"><text:span text:style-name="T15">Vérification des résultats (méthode .should())</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draw:frame presentation:style-name="pr35" draw:text-style-name="P34" draw:layer="layout" svg:width="22.4cm" svg:height="1cm" svg:x="2.8cm" svg:y="12.8cm" presentation:class="outline" presentation:user-transformed="true">
          <draw:text-box>
            <text:p text:style-name="P29"><text:span text:style-name="T17">Après avoir cliqué, on s’assure qu’on atterrit sur la bonne page</text:span></text:p>
          </draw:text-box>
        </draw:frame>
        <draw:frame draw:style-name="gr2" draw:text-style-name="P32" draw:layer="layout" svg:width="19.982cm" svg:height="9.145cm" svg:x="4.009cm" svg:y="3.655cm">
          <draw:image xlink:href="Pictures/1000000100000410000001B02895C59A85AF3D61.png" xlink:type="simple" xlink:show="embed" xlink:actuate="onLoad" draw:mime-type="image/png">
            <text:p/>
          </draw:image>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3" draw:style-name="dp1" draw:master-page-name="Default" presentation:presentation-page-layout-name="AL1T0">
        <office:forms form:automatic-focus="false" form:apply-design-mode="false"/>
        <draw:frame presentation:style-name="pr3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draw:frame presentation:style-name="pr37"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9">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3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32" draw:layer="layout" svg:width="10.466cm" svg:height="6.282cm" svg:x="1cm" svg:y="2.318cm">
          <draw:image xlink:href="Pictures/1000000100000410000001303189316A63622A70.png" xlink:type="simple" xlink:show="embed" xlink:actuate="onLoad" draw:mime-type="image/png">
            <text:p/>
          </draw:image>
        </draw:frame>
        <draw:frame draw:style-name="gr28" draw:text-style-name="P32" draw:layer="layout" svg:width="12.445cm" svg:height="7.242cm" svg:x="15.155cm" svg:y="8.2cm">
          <draw:image xlink:href="Pictures/10000001000004100000013051EA3F862911DA66.png" xlink:type="simple" xlink:show="embed" xlink:actuate="onLoad" draw:mime-type="image/png">
            <text:p/>
          </draw:image>
        </draw:frame>
        <draw:frame presentation:style-name="pr39" draw:text-style-name="P42" draw:layer="layout" svg:width="12.4cm" svg:height="1cm" svg:x="12cm" svg:y="3cm" presentation:class="outline" presentation:user-transformed="true">
          <draw:text-box>
            <text:p text:style-name="P12"><text:span text:style-name="T16">← </text:span><text:span text:style-name="T16">On récupère toutes les balises &lt;li&gt;</text:span></text:p>
          </draw:text-box>
        </draw:frame>
        <draw:frame presentation:style-name="pr40" draw:text-style-name="P43" draw:layer="layout" svg:width="12.2cm" svg:height="1.4cm" svg:x="2.4cm" svg:y="9.2cm" presentation:class="outline" presentation:user-transformed="true">
          <draw:text-box>
            <text:p text:style-name="P33"><text:span text:style-name="T16">On récupère la première balise &lt;li&gt; →</text:span></text:p>
          </draw:text-box>
        </draw:frame>
        <draw:frame draw:style-name="gr26" draw:text-style-name="P20" draw:layer="layout" svg:width="25.147cm" svg:height="2.147cm" svg:x="1.017cm" svg:y="13.407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41"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5" draw:text-style-name="P40"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11">Source(s) :</text:span></text:p>
            <text:list text:style-name="L1">
              <text:list-item>
                <text:p text:style-name="P41"><text:span text:style-name="T26"><text:a xlink:href="https://docs.cypress.io/api/commands/click" xlink:type="simple">https://docs.cypress.io/api/commands/click</text:a></text:span></text:p>
              </text:list-item>
            </text:list>
          </draw:text-box>
        </draw:frame>
        <draw:frame presentation:style-name="pr42"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9">Ne fonctionne que sur un élément unique</text:span></text:p>
                <text:list>
                  <text:list-item>
                    <text:p text:style-name="P7"><text:span text:style-name="T6">cy.get("selecteur").click() → </text:span><text:span text:style-name="T9">interdit</text:span></text:p>
                  </text:list-item>
                </text:list>
              </text:list-item>
              <text:list-item>
                <text:p text:style-name="P7"><text:span text:style-name="T6">Ne fonctionne pas (par défaut) sur un élément non-visible</text:span></text:p>
                <text:list>
                  <text:list-item>
                    <text:p text:style-name="P44"><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5" draw:text-style-name="P40"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eveloper.mozilla.org/fr/docs/Web/API/window/location" xlink:type="simple">https://developer.mozilla.org/fr/docs/Web/API/window/location</text:a></text:span></text:p>
              </text:list-item>
              <text:list-item>
                <text:p text:style-name="P41"><text:span text:style-name="T26"><text:a xlink:href="https://docs.cypress.io/api/commands/location" xlink:type="simple">https://docs.cypress.io/api/commands/location</text:a></text:span></text:p>
              </text:list-item>
            </text:list>
          </draw:text-box>
        </draw:frame>
        <draw:frame presentation:style-name="pr44"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4"><text:span text:style-name="T27">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45"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5" draw:text-style-name="P40"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46"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2)</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39" draw:layer="layout" svg:width="26.06cm" svg:height="9.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draw:frame presentation:style-name="pr49"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9">dans certains cas,</text:span><text:span text:style-name="T6"> .get() ne retourne qu’un seul élément au lieu d’un tableau. Pour éviter les erreurs, combinez toujours avec .first(), .eq() ou .last()</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0" draw:text-style-name="P45" draw:layer="layout" svg:width="26.06cm" svg:height="11.305cm" svg:x="1.37cm" svg:y="2.295cm" presentation:class="outline" presentation:user-transformed="true">
          <draw:text-box>
            <text:list text:style-name="L2">
              <text:list-item>
                <text:p text:style-name="P12"><text:span text:style-name="T28">Extension de fichiers .cy.js</text:span></text:p>
              </text:list-item>
              <text:list-item>
                <text:p text:style-name="P12"><text:span text:style-name="T29">Le nom d’un test doit être explicite</text:span></text:p>
              </text:list-item>
              <text:list-item>
                <text:p text:style-name="P7"><text:span text:style-name="T10">Grouper les tests par catégorie / page</text:span></text:p>
                <text:list>
                  <text:list-item>
                    <text:p text:style-name="P7"><text:span text:style-name="T10">Fonction “describe()” (comme jest)</text:span></text:p>
                  </text:list-item>
                </text:list>
              </text:list-item>
              <text:list-item>
                <text:p text:style-name="P7"><text:span text:style-name="T10">Définir les valeurs partagées grâce au fichier cypress.config.js</text:span></text:p>
                <text:p text:style-name="P7"><text:span text:style-name="T10"/></text:p>
                <text:p text:style-name="P12"><text:span text:style-name="T10"/></text:p>
              </text:list-item>
            </text:list>
          </draw:text-box>
        </draw:frame>
        <draw:custom-shape draw:style-name="gr30" draw:text-style-name="P46" draw:layer="layout" svg:width="1.113cm" svg:height="14.531cm" draw:transform="rotate (-1.5707963267949) translate (28.7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0"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2" draw:text-style-name="P45" draw:layer="layout" svg:width="26.06cm" svg:height="11.305cm" svg:x="1.37cm" svg:y="2.295cm" presentation:class="outline" presentation:user-transformed="true">
          <draw:text-box>
            <text:list text:style-name="L2">
              <text:list-item>
                <text:p text:style-name="P12"><text:span text:style-name="T10">Mettre vos tests dans le dossier cypress/e2e</text:span></text:p>
                <text:list>
                  <text:list-item>
                    <text:p text:style-name="P7"><text:span text:style-name="T10">Vous pouvez créer des sous-dossiers dedans</text:span></text:p>
                  </text:list-item>
                </text:list>
              </text:list-item>
              <text:list-item>
                <text:p text:style-name="P7"><text:span text:style-name="T10">Définir les tests les plus pertinents</text:span></text:p>
                <text:list>
                  <text:list-item>
                    <text:p text:style-name="P7"><text:span text:style-name="T10">Vous n’avez pas forcément les moyens ni les besoins de tout tester</text:span></text:p>
                  </text:list-item>
                </text:list>
                <text:p text:style-name="P12"><text:span text:style-name="T10"/></text:p>
              </text:list-item>
            </text:list>
          </draw:text-box>
        </draw:frame>
        <draw:custom-shape draw:style-name="gr30" draw:text-style-name="P46" draw:layer="layout" svg:width="1.113cm" svg:height="14.531cm" draw:transform="rotate (-1.5707963267949) translate (28.7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1" presentation:class="page"/>
          <draw:frame presentation:style-name="pr53"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54"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9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55"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56"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9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57" draw:text-style-name="P34" draw:layer="layout" svg:width="22.4cm" svg:height="1cm" svg:x="2.8cm" svg:y="10.8cm" presentation:class="outline" presentation:user-transformed="true">
          <draw:text-box>
            <text:p text:style-name="P29"><text:span text:style-name="T17">On cherche l’input avec l’id “prenom” et on écrit le texte “hello” dedans</text:span></text:p>
          </draw:text-box>
        </draw:frame>
        <draw:frame draw:style-name="gr2" draw:text-style-name="P32" draw:layer="layout" svg:width="27.516cm" svg:height="8.042cm" svg:x="0.242cm" svg:y="2.558cm">
          <draw:image xlink:href="Pictures/10000001000004100000013025B1A77BB534FDDB.png" xlink:type="simple" xlink:show="embed" xlink:actuate="onLoad" draw:mime-type="image/png">
            <text:p/>
          </draw:image>
        </draw:fram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4" draw:style-name="dp1" draw:master-page-name="Default" presentation:presentation-page-layout-name="AL1T0">
        <office:forms form:automatic-focus="false" form:apply-design-mode="false"/>
        <draw:frame presentation:style-name="pr58"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type#docusaurus_skipToContent_fallback" xlink:type="simple">https://docs.cypress.io/api/commands/type#docusaurus_skipToContent_fallback</text:a></text:span></text:p>
              </text:list-item>
            </text:list>
          </draw:text-box>
        </draw:frame>
        <draw:frame presentation:style-name="pr59"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5" draw:style-name="dp1" draw:master-page-name="Default" presentation:presentation-page-layout-name="AL1T0">
        <office:forms form:automatic-focus="false" form:apply-design-mode="false"/>
        <draw:frame presentation:style-name="pr60"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7cm" svg:height="7.06cm" svg:x="0.4cm" svg:y="2cm">
          <draw:image xlink:href="Pictures/1000000100000410000001B01B267851F443E76E.png" xlink:type="simple" xlink:show="embed" xlink:actuate="onLoad" draw:mime-type="image/png">
            <text:p/>
          </draw:image>
        </draw:frame>
        <draw:frame draw:style-name="gr2" draw:text-style-name="P32" draw:layer="layout" svg:width="17cm" svg:height="7.05cm" svg:x="10.6cm" svg:y="8.15cm">
          <draw:image xlink:href="Pictures/1000000100000410000001B0317F50AEEC759F57.png" xlink:type="simple" xlink:show="embed" xlink:actuate="onLoad" draw:mime-type="image/png">
            <text:p/>
          </draw:image>
        </draw:frame>
        <draw:frame draw:style-name="gr32" draw:text-style-name="P32" draw:layer="layout" svg:width="2.538cm" svg:height="2.538cm" svg:x="4.062cm" svg:y="9.6cm">
          <draw:image xlink:href="Pictures/10000001000000600000006034B13194D1BDC9C3.png" xlink:type="simple" xlink:show="embed" xlink:actuate="onLoad" draw:mime-type="image/png">
            <text:p/>
          </draw:image>
        </draw:frame>
        <draw:frame draw:style-name="gr33" draw:text-style-name="P47" draw:layer="layout" svg:width="10cm" svg:height="2.384cm" svg:x="0.4cm" svg:y="12.016cm">
          <draw:text-box>
            <text:p text:style-name="P24"><text:span text:style-name="T30">Correct </text:span></text:p>
            <text:p text:style-name="P24"><text:span text:style-name="T31">Il n’y a pas de commande après .type()→</text:span></text:p>
          </draw:text-box>
        </draw:frame>
        <draw:custom-shape draw:style-name="gr34" draw:text-style-name="P48"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47" draw:layer="layout" svg:width="8.6cm" svg:height="2.384cm" svg:x="17.6cm" svg:y="4.459cm">
          <draw:text-box>
            <text:p text:style-name="P24"><text:span text:style-name="T30">Interdit </text:span></text:p>
            <text:p text:style-name="P49"><text:span text:style-name="T32">← </text:span><text:span text:style-name="T31">Il y a une commande après .type()</text:span></text:p>
          </draw:text-box>
        </draw:frame>
        <presentation:notes draw:style-name="dp2">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6"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3/4)</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62"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2" draw:layer="layout" svg:width="1.513cm" svg:height="14.531cm" svg:x="27.0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7">"class", "id", </text:span><text:span text:style-name="T6">"balise"...</text:span></text:p>
                  </text:list-item>
                </text:list>
              </text:list-item>
              <text:list-item>
                <text:p text:style-name="P7"><text:span text:style-name="T6">Préférez les data-attribut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Sélecteur de texte</text:span></text:p>
          </draw:text-box>
        </draw:frame>
        <draw:frame presentation:style-name="pr64"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9">si et seulement si</text:span><text:span text:style-name="T6"> le texte à son importance</text:span></text:p>
              </text:list-item>
            </text:list>
          </draw:text-box>
        </draw:frame>
        <presentation:notes draw:style-name="dp2">
          <draw:page-thumbnail draw:style-name="gr5" draw:layer="layout" svg:width="13.586cm" svg:height="11.136cm" svg:x="3.703cm" svg:y="2.252cm" draw:page-number="38" presentation:class="page"/>
          <draw:frame presentation:style-name="pr6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2" draw:layer="layout" svg:width="1.513cm" svg:height="14.531cm" svg:x="27.0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11">Source(s) :</text:span></text:p>
            <text:list text:style-name="L1">
              <text:list-item>
                <text:p text:style-name="P41"><text:span text:style-name="T26"><text:a xlink:href="https://testing-library.com/" xlink:type="simple">https://testing-library.com/</text:a></text:span></text:p>
              </text:list-item>
            </text:list>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0" draw:style-name="dp1" draw:master-page-name="Default" presentation:presentation-page-layout-name="AL1T0">
        <office:forms form:automatic-focus="false" form:apply-design-mode="false"/>
        <draw:frame presentation:style-name="pr68"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2" draw:layer="layout" svg:width="1.513cm" svg:height="14.531cm" svg:x="27.0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draw:frame draw:style-name="gr37" draw:text-style-name="P50" draw:layer="layout" svg:width="23.2cm" svg:height="0.984cm" svg:x="2.4cm" svg:y="9.016cm">
          <draw:text-box>
            <text:p text:style-name="P24"><text:span text:style-name="T33">Utilisation du data-attribute "data-testid" pour cibler l’élément dans l’outil de test</text:span></text:p>
          </draw:text-box>
        </draw:fram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35" draw:text-style-name="P22" draw:layer="layout" svg:width="1.513cm" svg:height="14.531cm" svg:x="27.0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7" draw:text-style-name="P50" draw:layer="layout" svg:width="23.2cm" svg:height="0.984cm" svg:x="2.4cm" svg:y="9.016cm">
          <draw:text-box>
            <text:p text:style-name="P24"><text:span text:style-name="T33">Ciblage de l’élément dans cypress</text:span></text:p>
          </draw:text-box>
        </draw:frame>
        <draw:frame draw:style-name="gr2" draw:text-style-name="P32" draw:layer="layout" svg:width="23cm" svg:height="6.29cm" svg:x="2.5cm" svg:y="2.6cm">
          <draw:image xlink:href="Pictures/100000010000045600000130F9938DD93ED91462.png" xlink:type="simple" xlink:show="embed" xlink:actuate="onLoad" draw:mime-type="image/png">
            <text:p/>
          </draw:image>
        </draw:frame>
        <draw:frame presentation:style-name="pr69"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2" draw:style-name="dp1" draw:master-page-name="Default" presentation:presentation-page-layout-name="AL1T0">
        <office:forms form:automatic-focus="false" form:apply-design-mode="false"/>
        <draw:frame presentation:style-name="pr70"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2" draw:layer="layout" svg:width="1.513cm" svg:height="14.531cm" svg:x="27.0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1"><text:span text:style-name="T6">Prévient les effets de bord en cas de changement de valeur pour les attributs : id, class…</text:span></text:p>
              </text:list-item>
              <text:list-item>
                <text:p text:style-name="P12"><text:span text:style-name="T6">Une même balise peut avoir plusieurs data-attributes uniques</text:span></text:p>
              </text:list-item>
            </text:list>
          </draw:text-box>
        </draw:frame>
        <draw:frame draw:style-name="gr36" draw:text-style-name="P20" draw:layer="layout" svg:width="25.147cm" svg:height="1.255cm" svg:x="1.017cm" svg:y="14cm">
          <draw:text-box>
            <text:p><text:span text:style-name="T11">Source(s) :</text:span></text:p>
            <text:list text:style-name="L1">
              <text:list-item>
                <text:p text:style-name="P41"><text:span text:style-name="T26"><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5)</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73"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8" draw:text-style-name="P52"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4"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6" draw:text-style-name="P20" draw:layer="layout" svg:width="25.147cm" svg:height="1.255cm" svg:x="1.018cm" svg:y="14.001cm">
          <draw:text-box>
            <text:p><text:span text:style-name="T11">Source(s) :</text:span></text:p>
            <text:list text:style-name="L1">
              <text:list-item>
                <text:p text:style-name="P41"><text:span text:style-name="T26"><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6)</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6"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usage de fixtures)</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 d’API</text:span></text:p>
                  </text:list-item>
                </text:list>
              </text:list-item>
            </text:list>
          </draw:text-box>
        </draw:frame>
        <draw:custom-shape draw:style-name="gr39" draw:text-style-name="P53"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0" draw:text-style-name="P20" draw:layer="layout" svg:width="25.147cm" svg:height="2.845cm" svg:x="1.021cm" svg:y="12.906cm">
          <draw:text-box>
            <text:p><text:span text:style-name="T11">Source(s) :</text:span></text:p>
            <text:list text:style-name="L1">
              <text:list-item>
                <text:p text:style-name="P41"><text:span text:style-name="T26"><text:a xlink:href="https://docs.cypress.io/api/commands/wait" xlink:type="simple">https://docs.cypress.io/api/commands/wait</text:a></text:span></text:p>
              </text:list-item>
              <text:list-item>
                <text:p text:style-name="P41"><text:span text:style-name="T26"><text:a xlink:href="https://docs.cypress.io/api/commands/intercept" xlink:type="simple">https://docs.cypress.io/api/commands/intercept</text:a></text:span></text:p>
              </text:list-item>
              <text:list-item>
                <text:p text:style-name="P41"><text:span text:style-name="T26"><text:a xlink:href="https://learn.cypress.io/advanced-cypress-concepts/intercepting-network-requests" xlink:type="simple">https://learn.cypress.io/advanced-cypress-concepts/intercepting-network-requests</text:a></text:span></text:p>
                <text:p text:style-name="P41"><text:span text:style-name="T26"/></text:p>
              </text:list-item>
            </text:list>
          </draw:text-box>
        </draw:frame>
        <presentation:notes draw:style-name="dp2">
          <draw:page-thumbnail draw:style-name="gr5" draw:layer="layout" svg:width="13.586cm" svg:height="11.136cm" svg:x="3.703cm" svg:y="2.252cm" draw:page-number="46"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8"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39" draw:text-style-name="P53"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0" draw:text-style-name="P20" draw:layer="layout" svg:width="25.147cm" svg:height="2.845cm" svg:x="1.02cm" svg:y="12.905cm">
          <draw:text-box>
            <text:p><text:span text:style-name="T11">Source(s) :</text:span></text:p>
            <text:list text:style-name="L1">
              <text:list-item>
                <text:p text:style-name="P41"><text:span text:style-name="T26"><text:a xlink:href="https://docs.cypress.io/api/commands/wait" xlink:type="simple">https://docs.cypress.io/api/commands/wait</text:a></text:span></text:p>
              </text:list-item>
              <text:list-item>
                <text:p text:style-name="P41"><text:span text:style-name="T26"><text:a xlink:href="https://docs.cypress.io/api/commands/intercept" xlink:type="simple">https://docs.cypress.io/api/commands/intercept</text:a></text:span></text:p>
              </text:list-item>
              <text:list-item>
                <text:p text:style-name="P41"><text:span text:style-name="T26"><text:a xlink:href="https://learn.cypress.io/advanced-cypress-concepts/intercepting-network-requests" xlink:type="simple">https://learn.cypress.io/advanced-cypress-concepts/intercepting-network-requests</text:a></text:span></text:p>
                <text:p text:style-name="P41"><text:span text:style-name="T26"/></text:p>
              </text:list-item>
            </text:list>
          </draw:text-box>
        </draw:frame>
        <presentation:notes draw:style-name="dp2">
          <draw:page-thumbnail draw:style-name="gr5" draw:layer="layout" svg:width="13.586cm" svg:height="11.136cm" svg:x="3.703cm" svg:y="2.252cm" draw:page-number="47"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39" draw:text-style-name="P53"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2cm" svg:height="9.13cm" svg:x="3cm" svg:y="2.27cm">
          <draw:image xlink:href="Pictures/1000000100000410000001B0DB4EB6F7E25970D3.png" xlink:type="simple" xlink:show="embed" xlink:actuate="onLoad" draw:mime-type="image/png">
            <text:p/>
          </draw:image>
        </draw:frame>
        <draw:frame draw:style-name="gr33" draw:text-style-name="P50" draw:layer="layout" svg:width="24.8cm" svg:height="2.384cm" svg:x="1.6cm" svg:y="11.616cm">
          <draw:text-box>
            <text:p text:style-name="P24"><text:span text:style-name="T33">On indique à Cypress qu’on souhaite attendre tous les appels de type GET vers l’url définie. La méthode .as() permet de définir un alias (au nom arbitraire) qui sera utilisé dans la méthode .wait()</text:span></text:p>
          </draw:text-box>
        </draw:frame>
        <presentation:notes draw:style-name="dp2">
          <draw:page-thumbnail draw:style-name="gr5" draw:layer="layout" svg:width="13.586cm" svg:height="11.136cm" svg:x="3.703cm" svg:y="2.252cm" draw:page-number="48"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39" draw:text-style-name="P53"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50" draw:layer="layout" svg:width="24.8cm" svg:height="2.384cm" svg:x="1.6cm" svg:y="11.616cm">
          <draw:text-box>
            <text:p text:style-name="P24"><text:span text:style-name="T33">On demande à Cypress d’attendre le retour de toute requête contenant "/jours-feries/*" avant de passer à la ligne suivante. Le paramètre "timeout" (facultatif) permet d’attendre plus longtemps si le serveur prend du temps.</text:span></text:p>
          </draw:text-box>
        </draw:frame>
        <draw:frame draw:style-name="gr2" draw:text-style-name="P32" draw:layer="layout" svg:width="20cm" svg:height="9.14cm" svg:x="4cm" svg:y="2.36cm">
          <draw:image xlink:href="Pictures/1000000100000410000001DC7257A362170B6E82.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Cache serveur</text:span></text:p>
          </draw:text-box>
        </draw:frame>
        <draw:frame presentation:style-name="pr82"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Economie de bande passante</text:span></text:p>
              </text:list-item>
              <text:list-item>
                <text:p text:style-name="P7"><text:span text:style-name="T6">Considéré comme étant une non-requête pour Cypress. Voir partie 7 du TP </text:span></text:p>
              </text:list-item>
            </text:list>
          </draw:text-box>
        </draw:frame>
        <presentation:notes draw:style-name="dp2">
          <draw:page-thumbnail draw:style-name="gr5" draw:layer="layout" svg:width="13.586cm" svg:height="11.136cm" svg:x="3.703cm" svg:y="2.252cm" draw:page-number="50" presentation:class="page"/>
          <draw:frame presentation:style-name="pr8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7)</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85"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39" draw:text-style-name="P53"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5.94cm" svg:height="8cm" svg:x="0.36cm" svg:y="7.2cm">
          <draw:image xlink:href="Pictures/10000001000004100000020A91AD1C9ABD1B3CAD.png" xlink:type="simple" xlink:show="embed" xlink:actuate="onLoad" draw:mime-type="image/png">
            <text:p/>
          </draw:image>
        </draw:frame>
        <draw:frame presentation:style-name="pr86" draw:text-style-name="P42" draw:layer="layout" svg:width="10.5cm" svg:height="2cm" svg:x="16.5cm" svg:y="9cm" presentation:class="outline" presentation:user-transformed="true">
          <draw:text-box>
            <text:p text:style-name="P12"><text:span text:style-name="T16">← </text:span><text:span text:style-name="T16">On récupère la réponse de l’API dans la variable “res”.</text:span><text:span text:style-name="T16"><text:line-break/></text:span><text:span text:style-name="T16"/></text:p>
            <text:p text:style-name="P12"><text:span text:style-name="T16">Note : par défaut, vous ne pouvez pas remplacer cette promesse par async/await.</text:span></text:p>
          </draw:text-box>
        </draw:frame>
        <presentation:notes draw:style-name="dp2">
          <draw:page-thumbnail draw:style-name="gr5" draw:layer="layout" svg:width="13.586cm" svg:height="11.136cm" svg:x="3.703cm" svg:y="2.252cm" draw:page-number="52"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88"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1" draw:text-style-name="P54" draw:layer="layout" svg:width="1.513cm" svg:height="14.531cm" svg:x="27.08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guides/references/configuration" xlink:type="simple">https://docs.cypress.io/guides/references/configuration</text:a></text:span></text:p>
              </text:list-item>
            </text:list>
          </draw:text-box>
        </draw:frame>
        <draw:frame presentation:style-name="pr89"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ext:span></text:p>
                  </text:list-item>
                  <text:list-item>
                    <text:p text:style-name="P7"><text:span text:style-name="T6">Surcharger le comportement par défaut</text:span></text:p>
                  </text:list-item>
                </text:list>
              </text:list-item>
            </text:list>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5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90" draw:text-style-name="P13" draw:layer="layout" svg:width="26.06cm" svg:height="10.204cm" svg:x="1.37cm" svg:y="2.296cm" presentation:class="outline" presentation:user-transformed="true">
          <draw:text-box>
            <text:list text:style-name="L2">
              <text:list-item>
                <text:p text:style-name="P12"><text:span text:style-name="T15">Possibilité de faire des captures d’écran page entière ou partie spécifique</text:span></text:p>
                <text:list>
                  <text:list-item>
                    <text:p text:style-name="P7"><text:span text:style-name="T15">cy.screenshot()</text:span></text:p>
                  </text:list-item>
                </text:list>
              </text:list-item>
              <text:list-item>
                <text:p text:style-name="P7"><text:span text:style-name="T15">Création de commandes personnalisées pour réunir et partager des commandes répétées</text:span></text:p>
              </text:list-item>
              <text:list-item>
                <text:p text:style-name="P7"><text:span text:style-name="T15">Changement de taille de fenêtre</text:span></text:p>
                <text:list>
                  <text:list-item>
                    <text:p text:style-name="P7"><text:span text:style-name="T15">cy.viewport()</text:span></text:p>
                  </text:list-item>
                </text:list>
              </text:list-item>
              <text:list-item>
                <text:p text:style-name="P7"><text:span text:style-name="T15">...</text:span></text:p>
              </text:list-item>
            </text:list>
          </draw:text-box>
        </draw:frame>
        <draw:frame draw:style-name="gr42" draw:text-style-name="P20" draw:layer="layout" svg:width="25.147cm" svg:height="2.25cm" svg:x="1.017cm" svg:y="13.2cm">
          <draw:text-box>
            <text:p><text:span text:style-name="T11">Source(s) :</text:span></text:p>
            <text:list text:style-name="L1">
              <text:list-item>
                <text:p><text:span text:style-name="T12"><text:a xlink:href="https://docs.cypress.io/api/commands/screenshot" xlink:type="simple">https://docs.cypress.io/api/commands/screenshot</text:a></text:span></text:p>
              </text:list-item>
              <text:list-item>
                <text:p><text:span text:style-name="T12"><text:a xlink:href="https://docs.cypress.io/api/cypress-api/custom-commands#docusaurus_skipToContent_fallback" xlink:type="simple">https://docs.cypress.io/api/cypress-api/custom-commands#docusaurus_skipToContent_fallback</text:a></text:span></text:p>
              </text:list-item>
              <text:list-item>
                <text:p><text:span text:style-name="T12"><text:a xlink:href="https://example.cypress.io/commands/viewport" xlink:type="simple">https://example.cypress.io/commands/viewport</text:a></text:span></text:p>
              </text:list-item>
            </text:list>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5" draw:style-name="dp3" draw:master-page-name="Default" presentation:presentation-page-layout-name="AL3T1">
        <office:forms form:automatic-focus="false" form:apply-design-mode="false"/>
        <draw:frame presentation:style-name="pr91" draw:text-style-name="P55"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55" presentation:class="page"/>
          <draw:frame presentation:style-name="pr1" draw:text-style-name="P56" draw:layer="layout" svg:width="16.8cm" svg:height="13.365cm" svg:x="2.097cm" svg:y="14.103cm" presentation:class="notes" presentation:placeholder="true">
            <draw:text-box/>
          </draw:frame>
        </presentation:notes>
      </draw:page>
      <draw:page draw:name="page56" draw:style-name="dp3"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10T23:33:39.055000000</dc:date>
    <meta:editing-duration>P21DT7H36M14S</meta:editing-duration>
    <meta:editing-cycles>1247</meta:editing-cycles>
    <meta:generator>LibreOffice/7.2.7.2$Windows_X86_64 LibreOffice_project/8d71d29d553c0f7dcbfa38fbfda25ee34cce99a2</meta:generator>
    <meta:document-statistic meta:object-count="387"/>
  </office:meta>
</office:document-meta>
</file>